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ro1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000000" fo:font-size="15pt" fo:font-weight="bold" style:font-size-asian="15pt" style:font-weight-asian="bold" style:font-size-complex="15pt" style:font-weight-complex="bold"/>
    </style:style>
    <style:style style:name="T1" style:family="text">
      <style:text-properties fo:color="#000000" style:font-name="Liberation Sans" fo:font-size="15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5pt" style:font-size-complex="1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" fo:font-size="15pt" fo:font-weight="bold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5pt" style:font-size-complex="15pt" style:font-weight-asian="bold" style:font-weight-complex="bold" style:font-style-asian="normal" style:font-style-complex="normal" style:text-emphasize="none" style:font-relief="none" style:text-overline-style="none" style:text-overline-color="font-color"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1024" table:default-cell-style-name="ce1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04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016"/>
        </table:table-row>
        <table:table-row table:style-name="ro1" table:number-rows-repeated="438">
          <table:table-cell table:number-columns-repeated="1024"/>
        </table:table-row>
        <table:table-row table:style-name="ro1">
          <table:table-cell table:number-columns-repeated="499"/>
          <table:table-cell office:value-type="string" calcext:value-type="string">
            <text:p>ms_regen_percent_small</text:p>
          </table:table-cell>
          <table:table-cell table:number-columns-repeated="524"/>
        </table:table-row>
        <table:table-row table:style-name="ro1">
          <table:table-cell table:number-columns-repeated="499"/>
          <table:table-cell office:value-type="string" calcext:value-type="string">
            <text:p>O</text:p>
          </table:table-cell>
          <table:table-cell table:number-columns-repeated="524"/>
        </table:table-row>
        <table:table-row table:style-name="ro1">
          <table:table-cell table:number-columns-repeated="483"/>
          <table:table-cell office:value-type="string" calcext:value-type="string">
            <text:p>nature_all_dmg_big</text:p>
          </table:table-cell>
          <table:table-cell table:number-columns-repeated="11"/>
          <table:table-cell office:value-type="string" calcext:value-type="string">
            <text:p>fire_all_dmg_big</text:p>
          </table:table-cell>
          <table:table-cell table:number-columns-repeated="2"/>
          <table:table-cell office:value-type="string" calcext:value-type="string">
            <text:p>ms_percent_major</text:p>
          </table:table-cell>
          <table:table-cell/>
          <table:table-cell office:value-type="string" calcext:value-type="string">
            <text:p>ms_percent_major</text:p>
          </table:table-cell>
          <table:table-cell table:number-columns-repeated="2"/>
          <table:table-cell office:value-type="string" calcext:value-type="string">
            <text:p>water_all_dmg_big</text:p>
          </table:table-cell>
          <table:table-cell table:number-columns-repeated="11"/>
          <table:table-cell office:value-type="string" calcext:value-type="string">
            <text:p>thunder_all_dmg_big</text:p>
          </table:table-cell>
          <table:table-cell table:number-columns-repeated="508"/>
        </table:table-row>
        <table:table-row table:style-name="ro1">
          <table:table-cell table:number-columns-repeated="483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508"/>
        </table:table-row>
        <table:table-row table:style-name="ro1">
          <table:table-cell table:number-columns-repeated="48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fire_attack_dmg_small</text:p>
          </table:table-cell>
          <table:table-cell table:number-columns-repeated="3"/>
          <table:table-cell office:value-type="string" calcext:value-type="string">
            <text:p>fire_attack_dmg_small</text:p>
          </table:table-cell>
          <table:table-cell/>
          <table:table-cell office:value-type="string" calcext:value-type="string">
            <text:p>ms_regen_percent_small</text:p>
          </table:table-cell>
          <table:table-cell/>
          <table:table-cell office:value-type="string" calcext:value-type="string">
            <text:p>water_attack_dmg_small</text:p>
          </table:table-cell>
          <table:table-cell table:number-columns-repeated="3"/>
          <table:table-cell office:value-type="string" calcext:value-type="string">
            <text:p>water_attack_dmg_small</text:p>
          </table:table-cell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07"/>
        </table:table-row>
        <table:table-row table:style-name="ro1">
          <table:table-cell table:number-columns-repeated="481"/>
          <table:table-cell office:value-type="string" calcext:value-type="string">
            <text:p>nature_attack_dmg_small</text:p>
          </table:table-cell>
          <table:table-cell table:number-columns-repeated="3"/>
          <table:table-cell office:value-type="string" calcext:value-type="string">
            <text:p>nature_attack_dmg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thunder_attack_dmg_small</text:p>
          </table:table-cell>
          <table:table-cell table:number-columns-repeated="3"/>
          <table:table-cell office:value-type="string" calcext:value-type="string">
            <text:p>thunder_attack_dmg_small</text:p>
          </table:table-cell>
          <table:table-cell table:number-columns-repeated="506"/>
        </table:table-row>
        <table:table-row table:style-name="ro1">
          <table:table-cell table:number-columns-repeated="48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fire_spell_dmg_small</text:p>
          </table:table-cell>
          <table:table-cell table:number-columns-repeated="3"/>
          <table:table-cell office:value-type="string" calcext:value-type="string">
            <text:p>fire_spell_dmg_small</text:p>
          </table:table-cell>
          <table:table-cell/>
          <table:table-cell office:value-type="string" calcext:value-type="string">
            <text:p>ms_regen_percent_small</text:p>
          </table:table-cell>
          <table:table-cell/>
          <table:table-cell office:value-type="string" calcext:value-type="string">
            <text:p>water_spell_dmg_small</text:p>
          </table:table-cell>
          <table:table-cell table:number-columns-repeated="3"/>
          <table:table-cell office:value-type="string" calcext:value-type="string">
            <text:p>water_spell_dmg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06"/>
        </table:table-row>
        <table:table-row table:style-name="ro1">
          <table:table-cell table:number-columns-repeated="48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office:value-type="string" calcext:value-type="string">
            <text:p>fire_spell_dmg_small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water_spell_dmg_small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06"/>
        </table:table-row>
        <table:table-row table:style-name="ro1">
          <table:table-cell table:number-columns-repeated="481"/>
          <table:table-cell office:value-type="string" calcext:value-type="string">
            <text:p>nature_spell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ture_spell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ture_spell_dmg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rcane_devotion_trai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thunder_spell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under_spell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under_spell_dmg_small</text:p>
          </table:table-cell>
          <table:table-cell table:number-columns-repeated="506"/>
        </table:table-row>
        <table:table-row table:style-name="ro1">
          <table:table-cell table:number-columns-repeated="48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08"/>
        </table:table-row>
        <table:table-row table:style-name="ro1">
          <table:table-cell table:number-columns-repeated="471"/>
          <table:table-cell office:value-type="string" calcext:value-type="string">
            <text:p>ms_percent_small</text:p>
          </table:table-cell>
          <table:table-cell table:number-columns-repeated="11"/>
          <table:table-cell office:value-type="string" calcext:value-type="string">
            <text:p>in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_wis_big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11"/>
          <table:table-cell office:value-type="string" calcext:value-type="string">
            <text:p>mana_percent_small</text:p>
          </table:table-cell>
          <table:table-cell table:number-columns-repeated="496"/>
        </table:table-row>
        <table:table-row table:style-name="ro1">
          <table:table-cell table:number-columns-repeated="47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95"/>
        </table:table-row>
        <table:table-row table:style-name="ro1">
          <table:table-cell table:number-columns-repeated="469"/>
          <table:table-cell office:value-type="string" calcext:value-type="string">
            <text:p>ms_regen_percent_major</text:p>
          </table:table-cell>
          <table:table-cell table:number-columns-repeated="3"/>
          <table:table-cell office:value-type="string" calcext:value-type="string">
            <text:p>ms_percent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int_small</text:p>
          </table:table-cell>
          <table:table-cell table:number-columns-repeated="3"/>
          <table:table-cell office:value-type="string" calcext:value-type="string">
            <text:p>int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wis_small</text:p>
          </table:table-cell>
          <table:table-cell table:number-columns-repeated="3"/>
          <table:table-cell office:value-type="string" calcext:value-type="string">
            <text:p>wis_small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mana_percent_small</text:p>
          </table:table-cell>
          <table:table-cell table:number-columns-repeated="3"/>
          <table:table-cell office:value-type="string" calcext:value-type="string">
            <text:p>mana_mana_regen_big</text:p>
          </table:table-cell>
          <table:table-cell table:number-columns-repeated="494"/>
        </table:table-row>
        <table:table-row table:style-name="ro1">
          <table:table-cell table:number-columns-repeated="46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office:value-type="string" calcext:value-type="string">
            <text:p>ms_percent_big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int_small</text:p>
          </table:table-cell>
          <table:table-cell table:number-columns-repeated="8"/>
          <table:table-cell office:value-type="string" calcext:value-type="string">
            <text:p>O</text:p>
          </table:table-cell>
          <table:table-cell office:value-type="string" calcext:value-type="string">
            <text:p>mana_percent_big</text:p>
          </table:table-cell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93"/>
        </table:table-row>
        <table:table-row table:style-name="ro1">
          <table:table-cell table:number-columns-repeated="467"/>
          <table:table-cell office:value-type="string" calcext:value-type="string">
            <text:p>ms_percent_small</text:p>
          </table:table-cell>
          <table:table-cell table:number-columns-repeated="3"/>
          <table:table-cell office:value-type="string" calcext:value-type="string">
            <text:p>harmony_trait</text:p>
          </table:table-cell>
          <table:table-cell table:number-columns-repeated="7"/>
          <table:table-cell office:value-type="string" calcext:value-type="string">
            <text:p>wis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wis_small</text:p>
          </table:table-cell>
          <table:table-cell table:number-columns-repeated="7"/>
          <table:table-cell office:value-type="string" calcext:value-type="string">
            <text:p>mana_battery_trait</text:p>
          </table:table-cell>
          <table:table-cell table:number-columns-repeated="3"/>
          <table:table-cell office:value-type="string" calcext:value-type="string">
            <text:p>mana_percent_small</text:p>
          </table:table-cell>
          <table:table-cell table:number-columns-repeated="492"/>
        </table:table-row>
        <table:table-row table:style-name="ro1">
          <table:table-cell table:number-columns-repeated="46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93"/>
        </table:table-row>
        <table:table-row table:style-name="ro1">
          <table:table-cell table:number-columns-repeated="469"/>
          <table:table-cell office:value-type="string" calcext:value-type="string">
            <text:p>ms_percent_small</text:p>
          </table:table-cell>
          <table:table-cell table:number-columns-repeated="3"/>
          <table:table-cell office:value-type="string" calcext:value-type="string">
            <text:p>ms_percent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<text:span text:style-name="T1">fire_</text:span><text:span text:style-name="T2">spell_to_attack_dmg_percent_big</text:span>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ire_spell_to_attack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ire_spell_to_attack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spell_to_attack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under_spell_to_attack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<text:span text:style-name="T1">thunder_</text:span><text:span text:style-name="T2">spell_to_attack_dmg_percent_big</text:span>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percent_small</text:p>
          </table:table-cell>
          <table:table-cell table:number-columns-repeated="3"/>
          <table:table-cell office:value-type="string" calcext:value-type="string">
            <text:p>mana_percent_small</text:p>
          </table:table-cell>
          <table:table-cell table:number-columns-repeated="494"/>
        </table:table-row>
        <table:table-row table:style-name="ro1">
          <table:table-cell table:number-columns-repeated="47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99"/>
        </table:table-row>
        <table:table-row table:style-name="ro1">
          <table:table-cell table:number-columns-repeated="475"/>
          <table:table-cell office:value-type="string" calcext:value-type="string">
            <text:p>wis_small</text:p>
          </table:table-cell>
          <table:table-cell table:number-columns-repeated="14"/>
          <table:table-cell office:value-type="string" calcext:value-type="string">
            <text:p>ms_regen_percent_big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mana_regen_percent_big</text:p>
          </table:table-cell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wis_small</text:p>
          </table:table-cell>
          <table:table-cell table:number-columns-repeated="500"/>
        </table:table-row>
        <table:table-row table:style-name="ro1">
          <table:table-cell table:number-columns-repeated="474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499"/>
        </table:table-row>
        <table:table-row table:style-name="ro1">
          <table:table-cell table:number-columns-repeated="47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<text:span text:style-name="T1">water_</text:span><text:span text:style-name="T2">spell_to_attack_dmg_percent_big</text:span>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ter_spell_to_attack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ter_spell_to_attack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ture_spell_to_attack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ture_spell_to_attack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<text:span text:style-name="T1">nature_</text:span><text:span text:style-name="T2">spell_to_attack_dmg_percent_big</text:span>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498"/>
        </table:table-row>
        <table:table-row table:style-name="ro1">
          <table:table-cell table:number-columns-repeated="472"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497"/>
        </table:table-row>
        <table:table-row table:style-name="ro1">
          <table:table-cell table:number-columns-repeated="471"/>
          <table:table-cell office:value-type="string" calcext:value-type="string">
            <text:p>wis_small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wis_small</text:p>
          </table:table-cell>
          <table:table-cell table:number-columns-repeated="496"/>
        </table:table-row>
        <table:table-row table:style-name="ro1">
          <table:table-cell table:number-columns-repeated="47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ms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s_percent_small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mana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percent_small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495"/>
        </table:table-row>
        <table:table-row table:style-name="ro1">
          <table:table-cell table:number-columns-repeated="469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494"/>
        </table:table-row>
        <table:table-row table:style-name="ro1">
          <table:table-cell table:number-columns-repeated="468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ms_percent_majo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_small</text:p>
          </table:table-cell>
          <table:table-cell table:number-columns-repeated="5"/>
          <table:table-cell office:value-type="string" calcext:value-type="string">
            <text:p>ms_percen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mana_percent_small</text:p>
          </table:table-cell>
          <table:table-cell table:number-columns-repeated="5"/>
          <table:table-cell office:value-type="string" calcext:value-type="string">
            <text:p>wis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na_percent_major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493"/>
        </table:table-row>
        <table:table-row table:style-name="ro1">
          <table:table-cell table:number-columns-repeated="467"/>
          <table:table-cell office:value-type="string" calcext:value-type="string">
            <text:p>wis_small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wis_small</text:p>
          </table:table-cell>
          <table:table-cell table:number-columns-repeated="492"/>
        </table:table-row>
        <table:table-row table:style-name="ro1">
          <table:table-cell table:number-columns-repeated="466"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ms_regen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s_regen_percent_small</text:p>
          </table:table-cell>
          <table:table-cell table:number-columns-repeated="5"/>
          <table:table-cell office:value-type="string" calcext:value-type="string">
            <text:p>int_small</text:p>
          </table:table-cell>
          <table:table-cell table:number-columns-repeated="5"/>
          <table:table-cell office:value-type="string" calcext:value-type="string">
            <text:p>mana_regen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regen_percent_small</text:p>
          </table:table-cell>
          <table:table-cell table:number-columns-repeated="24"/>
          <table:table-cell office:value-type="string" calcext:value-type="string">
            <text:p>O</text:p>
          </table:table-cell>
          <table:table-cell table:number-columns-repeated="491"/>
        </table:table-row>
        <table:table-row table:style-name="ro1">
          <table:table-cell table:number-columns-repeated="465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490"/>
        </table:table-row>
        <table:table-row table:style-name="ro1">
          <table:table-cell table:number-columns-repeated="464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int_wis_big</text:p>
          </table:table-cell>
          <table:table-cell table:number-columns-repeated="34"/>
          <table:table-cell office:value-type="string" calcext:value-type="string">
            <text:p>O</text:p>
          </table:table-cell>
          <table:table-cell table:number-columns-repeated="489"/>
        </table:table-row>
        <table:table-row table:style-name="ro1">
          <table:table-cell table:number-columns-repeated="459"/>
          <table:table-cell office:value-type="string" calcext:value-type="string">
            <text:p>steady_hand_tra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3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dex_small</text:p>
          </table:table-cell>
          <table:table-cell table:number-columns-repeated="488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ms_regen_percent_small</text:p>
          </table:table-cell>
          <table:table-cell table:number-columns-repeated="3"/>
          <table:table-cell office:value-type="string" calcext:value-type="string">
            <text:p>mana_regen_percent_small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fire_pene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ire_pene_small</text:p>
          </table:table-cell>
          <table:table-cell table:number-columns-repeated="2"/>
          <table:table-cell office:value-type="string" calcext:value-type="string">
            <text:p>thunder_pene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under_pene_small</text:p>
          </table:table-cell>
          <table:table-cell table:number-columns-repeated="479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81"/>
        </table:table-row>
        <table:table-row table:style-name="ro1">
          <table:table-cell table:number-columns-repeated="463"/>
          <table:table-cell office:value-type="string" calcext:value-type="string">
            <text:p>wis_small</text:p>
          </table:table-cell>
          <table:table-cell table:number-columns-repeated="25"/>
          <table:table-cell office:value-type="string" calcext:value-type="string">
            <text:p>int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_small</text:p>
          </table:table-cell>
          <table:table-cell table:number-columns-repeated="9"/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25"/>
          <table:table-cell office:value-type="string" calcext:value-type="string">
            <text:p>dex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crit_hit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crit_hit_crit_dmg_big</text:p>
          </table:table-cell>
          <table:table-cell table:number-columns-repeated="481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ms_percent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2"/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crit_hit_crit_dmg_big</text:p>
          </table:table-cell>
          <table:table-cell table:number-columns-repeated="3"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81"/>
        </table:table-row>
        <table:table-row table:style-name="ro1">
          <table:table-cell table:number-columns-repeated="457"/>
          <table:table-cell office:value-type="string" calcext:value-type="string">
            <text:p>elemental_res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staff_dmg_percent_small</text:p>
          </table:table-cell>
          <table:table-cell table:number-columns-repeated="3"/>
          <table:table-cell office:value-type="string" calcext:value-type="string">
            <text:p>staff_dmg_percent_small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wand_dmg_percent_small</text:p>
          </table:table-cell>
          <table:table-cell table:number-columns-repeated="3"/>
          <table:table-cell office:value-type="string" calcext:value-type="string">
            <text:p>wand_dmg_percent_small</text:p>
          </table:table-cell>
          <table:table-cell table:number-columns-repeated="10"/>
          <table:table-cell office:value-type="string" calcext:value-type="string">
            <text:p>crit_dmg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rit_dmg_small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water_pene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ter_pene_small</text:p>
          </table:table-cell>
          <table:table-cell table:number-columns-repeated="2"/>
          <table:table-cell office:value-type="string" calcext:value-type="string">
            <text:p>nature_pene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ture_pene_small</text:p>
          </table:table-cell>
          <table:table-cell table:number-columns-repeated="479"/>
        </table:table-row>
        <table:table-row table:style-name="ro1">
          <table:table-cell table:number-columns-repeated="456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verflowing_vitality_trait</text:p>
          </table:table-cell>
          <table:table-cell table:number-columns-repeated="1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ms_percent_small</text:p>
          </table:table-cell>
          <table:table-cell table:number-columns-repeated="3"/>
          <table:table-cell office:value-type="string" calcext:value-type="string">
            <text:p>mana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bow_dmg_percent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rit_hit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53"/>
          <table:table-cell office:value-type="string" calcext:value-type="string">
            <text:p>reckless_blows_tra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ture_res_small</text:p>
          </table:table-cell>
          <table:table-cell table:number-columns-repeated="4"/>
          <table:table-cell office:value-type="string" calcext:value-type="string">
            <text:p>fire_res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staff_ele_dmg_percent_major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wand_ele_dmg_percent_major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ex_small</text:p>
          </table:table-cell>
          <table:table-cell table:number-columns-repeated="488"/>
        </table:table-row>
        <table:table-row table:style-name="ro1">
          <table:table-cell table:number-columns-repeated="45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hp_hp_regen_big</text:p>
          </table:table-cell>
          <table:table-cell table:number-columns-repeated="24"/>
          <table:table-cell office:value-type="string" calcext:value-type="string">
            <text:p>ms_percent_small</text:p>
          </table:table-cell>
          <table:table-cell table:number-columns-repeated="3"/>
          <table:table-cell office:value-type="string" calcext:value-type="string">
            <text:p>mana_percent_small</text:p>
          </table:table-cell>
          <table:table-cell table:number-columns-repeated="1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crit_dmg_small</text:p>
          </table:table-cell>
          <table:table-cell table:number-columns-repeated="3"/>
          <table:table-cell office:value-type="string" calcext:value-type="string">
            <text:p>crit_hit_small</text:p>
          </table:table-cell>
          <table:table-cell table:number-columns-repeated="3"/>
          <table:table-cell office:value-type="string" calcext:value-type="string">
            <text:p>crit_dmg_small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57"/>
          <table:table-cell office:value-type="string" calcext:value-type="string">
            <text:p>thunder_res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ter_res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block_percent_big</text:p>
          </table:table-cell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office:value-type="string" calcext:value-type="string">
            <text:p>MAGE</text:p>
          </table:table-cell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bow_dmg_percent_small</text:p>
          </table:table-cell>
          <table:table-cell table:number-columns-repeated="3"/>
          <table:table-cell office:value-type="string" calcext:value-type="string">
            <text:p>bow_ele_dmg_percent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odge_percent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odge_percent_small</text:p>
          </table:table-cell>
          <table:table-cell table:number-columns-repeated="480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4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p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percent_small</text:p>
          </table:table-cell>
          <table:table-cell table:number-columns-repeated="2"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block_percent_small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79"/>
        </table:table-row>
        <table:table-row table:style-name="ro1">
          <table:table-cell table:number-columns-repeated="463"/>
          <table:table-cell office:value-type="string" calcext:value-type="string">
            <text:p>wis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block_percent_small</text:p>
          </table:table-cell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dex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dex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dex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ex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refreshing_breeze_trait</text:p>
          </table:table-cell>
          <table:table-cell table:number-columns-repeated="6"/>
          <table:table-cell office:value-type="string" calcext:value-type="string">
            <text:p>dodge_ene_regen_big</text:p>
          </table:table-cell>
          <table:table-cell table:number-columns-repeated="478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p_regen_percent_small</text:p>
          </table:table-cell>
          <table:table-cell table:number-columns-repeated="2"/>
          <table:table-cell office:value-type="string" calcext:value-type="string">
            <text:p>hp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percent_small</text:p>
          </table:table-cell>
          <table:table-cell table:number-columns-repeated="2"/>
          <table:table-cell office:value-type="string" calcext:value-type="string">
            <text:p>hp_regen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lock_percent_small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bow_dmg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79"/>
        </table:table-row>
        <table:table-row table:style-name="ro1">
          <table:table-cell table:number-columns-repeated="456"/>
          <table:table-cell office:value-type="string" calcext:value-type="string">
            <text:p>hammer_dmg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hp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percent_small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dodge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percent_small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energy_regen_percent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energy_regen_percent_small</text:p>
          </table:table-cell>
          <table:table-cell table:number-columns-repeated="480"/>
        </table:table-row>
        <table:table-row table:style-name="ro1">
          <table:table-cell table:number-columns-repeated="45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odge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51"/>
          <table:table-cell office:value-type="string" calcext:value-type="string">
            <text:p>hammer_ele_dmg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ammer_dmg_percent_small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hammer_dmg_percen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big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hp_hp_regen_big</text:p>
          </table:table-cell>
          <table:table-cell table:number-columns-repeated="4"/>
          <table:table-cell office:value-type="string" calcext:value-type="string">
            <text:p>guardian</text:p>
          </table:table-cell>
          <table:table-cell table:number-columns-repeated="5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THIEF</text:p>
          </table:table-cell>
          <table:table-cell table:number-columns-repeated="4"/>
          <table:table-cell office:value-type="string" calcext:value-type="string">
            <text:p>dodge_ene_big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dex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dex_small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sta_dex_big</text:p>
          </table:table-cell>
          <table:table-cell table:number-columns-repeated="488"/>
        </table:table-row>
        <table:table-row table:style-name="ro1">
          <table:table-cell table:number-columns-repeated="45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energy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56"/>
          <table:table-cell office:value-type="string" calcext:value-type="string">
            <text:p>hammer_dmg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armor_percent_small</text:p>
          </table:table-cell>
          <table:table-cell table:number-columns-repeated="5"/>
          <table:table-cell office:value-type="string" calcext:value-type="string">
            <text:p>hp_regen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regen_percent_small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energy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percent_small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crit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crit_dmg_small</text:p>
          </table:table-cell>
          <table:table-cell table:number-columns-repeated="480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elemental_res_small</text:p>
          </table:table-cell>
          <table:table-cell table:number-columns-repeated="2"/>
          <table:table-cell office:value-type="string" calcext:value-type="string">
            <text:p>armor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percent_small</text:p>
          </table:table-cell>
          <table:table-cell table:number-columns-repeated="2"/>
          <table:table-cell office:value-type="string" calcext:value-type="string">
            <text:p>elemental_res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crossbow_dmg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79"/>
        </table:table-row>
        <table:table-row table:style-name="ro1">
          <table:table-cell table:number-columns-repeated="463"/>
          <table:table-cell office:value-type="string" calcext:value-type="string">
            <text:p>vit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elemental_res_big</text:p>
          </table:table-cell>
          <table:table-cell table:number-columns-repeated="3"/>
          <table:table-cell office:value-type="string" calcext:value-type="string">
            <text:p>armor_percent_small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sta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a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a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sta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rue_hit_trait</text:p>
          </table:table-cell>
          <table:table-cell table:number-columns-repeated="6"/>
          <table:table-cell office:value-type="string" calcext:value-type="string">
            <text:p>crit_hit_crit_dmg_big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71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4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rmor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percent_small</text:p>
          </table:table-cell>
          <table:table-cell table:number-columns-repeated="2"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79"/>
        </table:table-row>
        <table:table-row table:style-name="ro1">
          <table:table-cell table:number-columns-repeated="457"/>
          <table:table-cell office:value-type="string" calcext:value-type="string">
            <text:p>armor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percent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armor_percent_small</text:p>
          </table:table-cell>
          <table:table-cell table:number-columns-repeated="13"/>
          <table:table-cell office:value-type="string" calcext:value-type="string">
            <text:p>O</text:p>
          </table:table-cell>
          <table:table-cell office:value-type="string" calcext:value-type="string">
            <text:p>WARRIOR</text:p>
          </table:table-cell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crossbow_dmg_percent_small</text:p>
          </table:table-cell>
          <table:table-cell table:number-columns-repeated="3"/>
          <table:table-cell office:value-type="string" calcext:value-type="string">
            <text:p>crossbow_ele_dmg_percent_big</text:p>
          </table:table-cell>
          <table:table-cell table:number-columns-repeated="5"/>
          <table:table-cell table:number-columns-repeated="3"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energy_regen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crit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crit_dmg_small</text:p>
          </table:table-cell>
          <table:table-cell table:number-columns-repeated="480"/>
        </table:table-row>
        <table:table-row table:style-name="ro1">
          <table:table-cell table:number-columns-repeated="45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elemental_res_big</text:p>
          </table:table-cell>
          <table:table-cell table:number-columns-repeated="24"/>
          <table:table-cell office:value-type="string" calcext:value-type="string">
            <text:p>crit_hit_small</text:p>
          </table:table-cell>
          <table:table-cell table:number-columns-repeated="3"/>
          <table:table-cell office:value-type="string" calcext:value-type="string">
            <text:p>phys_dmg_small</text:p>
          </table:table-cell>
          <table:table-cell table:number-columns-repeated="1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53"/>
          <table:table-cell office:value-type="string" calcext:value-type="string">
            <text:p>elemental_purity_tra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percent_small</text:p>
          </table:table-cell>
          <table:table-cell table:number-columns-repeated="4"/>
          <table:table-cell office:value-type="string" calcext:value-type="string">
            <text:p>armor_percent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sta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ta_small</text:p>
          </table:table-cell>
          <table:table-cell table:number-columns-repeated="488"/>
        </table:table-row>
        <table:table-row table:style-name="ro1">
          <table:table-cell table:number-columns-repeated="456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crit_hit_small</text:p>
          </table:table-cell>
          <table:table-cell table:number-columns-repeated="3"/>
          <table:table-cell office:value-type="string" calcext:value-type="string">
            <text:p>phys_dmg_small</text:p>
          </table:table-cell>
          <table:table-cell table:number-columns-repeated="12"/>
          <table:table-cell office:value-type="string" calcext:value-type="string">
            <text:p>crossbow_dmg_percent_small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energy_regen_percent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57"/>
          <table:table-cell office:value-type="string" calcext:value-type="string">
            <text:p>armor_percent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hp_regen_percent_small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phys_dmg_small</text:p>
          </table:table-cell>
          <table:table-cell table:number-columns-repeated="4"/>
          <table:table-cell office:value-type="string" calcext:value-type="string">
            <text:p>energy_regen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phys_dmg_crit_hit_big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63"/>
          <table:table-cell office:value-type="string" calcext:value-type="string">
            <text:p>vit_small</text:p>
          </table:table-cell>
          <table:table-cell table:number-columns-repeated="13"/>
          <table:table-cell office:value-type="string" calcext:value-type="string">
            <text:p>hp_regen_percent_small</text:p>
          </table:table-cell>
          <table:table-cell table:number-columns-repeated="3"/>
          <table:table-cell office:value-type="string" calcext:value-type="string">
            <text:p>hp_regen_percent_small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phys_dmg_small</text:p>
          </table:table-cell>
          <table:table-cell table:number-columns-repeated="3"/>
          <table:table-cell office:value-type="string" calcext:value-type="string">
            <text:p>phys_dmg_small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a_small</text:p>
          </table:table-cell>
          <table:table-cell table:number-columns-repeated="488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hp_percent_small</text:p>
          </table:table-cell>
          <table:table-cell table:number-columns-repeated="3"/>
          <table:table-cell office:value-type="string" calcext:value-type="string">
            <text:p>hp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crit_dmg_small</text:p>
          </table:table-cell>
          <table:table-cell table:number-columns-repeated="3"/>
          <table:table-cell office:value-type="string" calcext:value-type="string">
            <text:p>crit_dmg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energy_regen_percen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ene_ene_regen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p_regen_percent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phys_dmg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hp_hp_regen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hp_percent_small</text:p>
          </table:table-cell>
          <table:table-cell table:number-columns-repeated="8"/>
          <table:table-cell office:value-type="string" calcext:value-type="string">
            <text:p>str_small</text:p>
          </table:table-cell>
          <table:table-cell table:number-columns-repeated="8"/>
          <table:table-cell office:value-type="string" calcext:value-type="string">
            <text:p>crit_dmg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str_big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59"/>
          <table:table-cell office:value-type="string" calcext:value-type="string">
            <text:p>magical_life_tra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sta_small</text:p>
          </table:table-cell>
          <table:table-cell table:number-columns-repeated="488"/>
        </table:table-row>
        <table:table-row table:style-name="ro1">
          <table:table-cell table:number-columns-repeated="464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3"/>
          <table:table-cell office:value-type="string" calcext:value-type="string">
            <text:p>str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489"/>
        </table:table-row>
        <table:table-row table:style-name="ro1">
          <table:table-cell table:number-columns-repeated="465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490"/>
        </table:table-row>
        <table:table-row table:style-name="ro1">
          <table:table-cell table:number-columns-repeated="466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vit_small</text:p>
          </table:table-cell>
          <table:table-cell table:number-columns-repeated="4"/>
          <table:table-cell office:value-type="string" calcext:value-type="string">
            <text:p>str_small</text:p>
          </table:table-cell>
          <table:table-cell table:number-columns-repeated="4"/>
          <table:table-cell office:value-type="string" calcext:value-type="string">
            <text:p>str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491"/>
        </table:table-row>
        <table:table-row table:style-name="ro1">
          <table:table-cell table:number-columns-repeated="467"/>
          <table:table-cell office:value-type="string" calcext:value-type="string">
            <text:p>vit_small</text:p>
          </table:table-cell>
          <table:table-cell table:number-columns-repeated="18"/>
          <table:table-cell office:value-type="string" calcext:value-type="string">
            <text:p>hp_regen_percent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phys_dmg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str_small</text:p>
          </table:table-cell>
          <table:table-cell table:number-columns-repeated="492"/>
        </table:table-row>
        <table:table-row table:style-name="ro1">
          <table:table-cell table:number-columns-repeated="468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vit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_big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word_ele_dmg_percent_big</text:p>
          </table:table-cell>
          <table:table-cell table:number-columns-repeated="3"/>
          <table:table-cell office:value-type="string" calcext:value-type="string">
            <text:p>str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93"/>
        </table:table-row>
        <table:table-row table:style-name="ro1">
          <table:table-cell table:number-columns-repeated="469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str_big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494"/>
        </table:table-row>
        <table:table-row table:style-name="ro1">
          <table:table-cell table:number-columns-repeated="470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hp_regen_percen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hp_hp_regen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phys_dmg_crit_dmg_big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phys_dmg_small</text:p>
          </table:table-cell>
          <table:table-cell table:number-columns-repeated="4"/>
          <table:table-cell office:value-type="string" calcext:value-type="string">
            <text:p>sword_dmg_percent_small</text:p>
          </table:table-cell>
          <table:table-cell table:number-columns-repeated="3"/>
          <table:table-cell office:value-type="string" calcext:value-type="string">
            <text:p>sword_dmg_percent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495"/>
        </table:table-row>
        <table:table-row table:style-name="ro1">
          <table:table-cell table:number-columns-repeated="471"/>
          <table:table-cell office:value-type="string" calcext:value-type="string">
            <text:p>vit_small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_small</text:p>
          </table:table-cell>
          <table:table-cell table:number-columns-repeated="496"/>
        </table:table-row>
        <table:table-row table:style-name="ro1">
          <table:table-cell table:number-columns-repeated="47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xe_dmg_percent_small</text:p>
          </table:table-cell>
          <table:table-cell table:number-columns-repeated="3"/>
          <table:table-cell office:value-type="string" calcext:value-type="string">
            <text:p>axe_dmg_percent_small</text:p>
          </table:table-cell>
          <table:table-cell table:number-columns-repeated="2"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sword_dmg_percent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497"/>
        </table:table-row>
        <table:table-row table:style-name="ro1">
          <table:table-cell table:number-columns-repeated="473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498"/>
        </table:table-row>
        <table:table-row table:style-name="ro1">
          <table:table-cell table:number-columns-repeated="474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axe_ele_dmg_percent_big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499"/>
        </table:table-row>
        <table:table-row table:style-name="ro1">
          <table:table-cell table:number-columns-repeated="475"/>
          <table:table-cell office:value-type="string" calcext:value-type="string">
            <text:p>vit_small</text:p>
          </table:table-cell>
          <table:table-cell table:number-columns-repeated="13"/>
          <table:table-cell office:value-type="string" calcext:value-type="string">
            <text:p>vit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_small</text:p>
          </table:table-cell>
          <table:table-cell table:number-columns-repeated="13"/>
          <table:table-cell office:value-type="string" calcext:value-type="string">
            <text:p>str_small</text:p>
          </table:table-cell>
          <table:table-cell table:number-columns-repeated="500"/>
        </table:table-row>
        <table:table-row table:style-name="ro1">
          <table:table-cell table:number-columns-repeated="476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501"/>
        </table:table-row>
        <table:table-row table:style-name="ro1">
          <table:table-cell table:number-columns-repeated="477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02"/>
        </table:table-row>
        <table:table-row table:style-name="ro1">
          <table:table-cell table:number-columns-repeated="478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503"/>
        </table:table-row>
        <table:table-row table:style-name="ro1">
          <table:table-cell table:number-columns-repeated="479"/>
          <table:table-cell office:value-type="string" calcext:value-type="string">
            <text:p>vit_small</text:p>
          </table:table-cell>
          <table:table-cell table:number-columns-repeated="9"/>
          <table:table-cell office:value-type="string" calcext:value-type="string">
            <text:p>vit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_small</text:p>
          </table:table-cell>
          <table:table-cell table:number-columns-repeated="9"/>
          <table:table-cell office:value-type="string" calcext:value-type="string">
            <text:p>str_small</text:p>
          </table:table-cell>
          <table:table-cell table:number-columns-repeated="504"/>
        </table:table-row>
        <table:table-row table:style-name="ro1">
          <table:table-cell table:number-columns-repeated="480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505"/>
        </table:table-row>
        <table:table-row table:style-name="ro1">
          <table:table-cell table:number-columns-repeated="481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06"/>
        </table:table-row>
        <table:table-row table:style-name="ro1">
          <table:table-cell table:number-columns-repeated="48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07"/>
        </table:table-row>
        <table:table-row table:style-name="ro1">
          <table:table-cell table:number-columns-repeated="483"/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crit_dmg_big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508"/>
        </table:table-row>
        <table:table-row table:style-name="ro1">
          <table:table-cell table:number-columns-repeated="48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508"/>
        </table:table-row>
        <table:table-row table:style-name="ro1">
          <table:table-cell table:number-columns-repeated="483"/>
          <table:table-cell office:value-type="string" calcext:value-type="string">
            <text:p>hp_percent_small</text:p>
          </table:table-cell>
          <table:table-cell table:number-columns-repeated="31"/>
          <table:table-cell office:value-type="string" calcext:value-type="string">
            <text:p>phys_dmg_small</text:p>
          </table:table-cell>
          <table:table-cell table:number-columns-repeated="508"/>
        </table:table-row>
        <table:table-row table:style-name="ro1">
          <table:table-cell table:number-columns-repeated="48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508"/>
        </table:table-row>
        <table:table-row table:style-name="ro1">
          <table:table-cell table:number-columns-repeated="480"/>
          <table:table-cell office:value-type="string" calcext:value-type="string">
            <text:p>hp_percent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lood_mage_trai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p_percent_small</text:p>
          </table:table-cell>
          <table:table-cell table:number-columns-repeated="25"/>
          <table:table-cell office:value-type="string" calcext:value-type="string">
            <text:p>phys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leed_mastery_trai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phys_dmg_small</text:p>
          </table:table-cell>
          <table:table-cell table:number-columns-repeated="505"/>
        </table:table-row>
        <table:table-row table:style-name="ro1">
          <table:table-cell table:number-columns-repeated="48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05"/>
        </table:table-row>
        <table:table-row table:style-name="ro1">
          <table:table-cell table:number-columns-repeated="48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05"/>
        </table:table-row>
        <table:table-row table:style-name="ro1">
          <table:table-cell table:number-columns-repeated="480"/>
          <table:table-cell office:value-type="string" calcext:value-type="string">
            <text:p>hp_regen_percent_small</text:p>
          </table:table-cell>
          <table:table-cell table:number-columns-repeated="5"/>
          <table:table-cell office:value-type="string" calcext:value-type="string">
            <text:p>hp_regen_percent_small</text:p>
          </table:table-cell>
          <table:table-cell table:number-columns-repeated="25"/>
          <table:table-cell office:value-type="string" calcext:value-type="string">
            <text:p>phys_dmg_small</text:p>
          </table:table-cell>
          <table:table-cell table:number-columns-repeated="5"/>
          <table:table-cell office:value-type="string" calcext:value-type="string">
            <text:p>phys_dmg_small</text:p>
          </table:table-cell>
          <table:table-cell table:number-columns-repeated="505"/>
        </table:table-row>
        <table:table-row table:style-name="ro1">
          <table:table-cell table:number-columns-repeated="48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06"/>
        </table:table-row>
        <table:table-row table:style-name="ro1">
          <table:table-cell table:number-columns-repeated="48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07"/>
        </table:table-row>
        <table:table-row table:style-name="ro1">
          <table:table-cell table:number-columns-repeated="483"/>
          <table:table-cell office:value-type="string" calcext:value-type="string">
            <text:p>hp_hp_regen_big</text:p>
          </table:table-cell>
          <table:table-cell table:number-columns-repeated="31"/>
          <table:table-cell office:value-type="string" calcext:value-type="string">
            <text:p>phys_dmg_big</text:p>
          </table:table-cell>
          <table:table-cell table:number-columns-repeated="508"/>
        </table:table-row>
        <table:table-row table:style-name="ro1" table:number-rows-repeated="51">
          <table:table-cell table:number-columns-repeated="1024"/>
        </table:table-row>
        <table:table-row table:style-name="ro1">
          <table:table-cell table:number-columns-repeated="498"/>
          <table:table-cell office:value-type="string" calcext:value-type="string">
            <text:p>o</text:p>
          </table:table-cell>
          <table:table-cell table:number-columns-repeated="525"/>
        </table:table-row>
        <table:table-row table:style-name="ro1" table:number-rows-repeated="104797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4">00/00/0000</text:date>, <text:time style:data-style-name="N2" text:time-value="08:13:31.5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04T08:59:05.462000000</dc:date>
    <meta:editing-duration>PT2H36M58S</meta:editing-duration>
    <meta:editing-cycles>26</meta:editing-cycles>
    <meta:generator>Trio_Office/6.2.8.2$Windows_x86 LibreOffice_project/</meta:generator>
    <meta:document-statistic meta:table-count="1" meta:cell-count="1087" meta:object-count="0"/>
  </office:meta>
</office:document-meta>
</file>